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>
      <style:text-properties fo:color="#e4e4e4" loext:opacity="92%" fo:font-size="9.75pt" fo:background-color="transparent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50%" fo:orphans="1" fo:text-indent="0cm" style:auto-text-indent="false"/>
      <style:text-properties style:use-window-font-color="true" loext:opacity="0%" fo:font-size="9.75pt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orphans="1" fo:text-indent="0cm" style:auto-text-indent="false"/>
      <style:text-properties style:use-window-font-color="true" loext:opacity="0%" fo:font-size="9.75pt" fo:background-color="transparent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style:use-window-font-color="true" loext:opacity="0%" fo:font-size="9.75pt" fo:background-color="transparent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1" fo:text-indent="0cm" style:auto-text-indent="false" fo:padding="0cm" fo:border="none"/>
      <style:text-properties style:use-window-font-color="true" loext:opacity="0%" fo:font-size="9.75pt" fo:background-color="transparent" loext:padding="0cm" loext:border="none"/>
    </style:style>
    <style:style style:name="P6" style:family="paragraph" style:parent-style-name="Horizontal_20_Line">
      <style:paragraph-properties fo:margin-top="0cm" fo:margin-bottom="0cm" style:contextual-spacing="false" fo:line-height="150%" fo:orphans="1"/>
      <style:text-properties style:use-window-font-color="true" loext:opacity="0%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50%" fo:orphans="1" fo:text-indent="0cm" style:auto-text-indent="false"/>
      <style:text-properties style:use-window-font-color="true" loext:opacity="0%" fo:font-size="9.75pt" fo:background-color="transparent" loext:padding="0cm" loext:border="none"/>
    </style:style>
    <style:style style:name="P8" style:family="paragraph" style:parent-style-name="Text_20_body">
      <style:paragraph-properties fo:margin-left="0cm" fo:margin-right="0cm" fo:margin-top="0.159cm" fo:margin-bottom="0cm" style:contextual-spacing="false" fo:line-height="140%" fo:orphans="1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e4e4e4" loext:opacity="92%" style:font-name="inherit" fo:font-size="9.75pt" fo:background-color="transparent" loext:padding="0cm" loext:border="none"/>
    </style:style>
    <style:style style:name="T1" style:family="text">
      <style:text-properties style:use-window-font-color="true" loext:opacity="0%" fo:font-size="9.75pt" fo:background-color="transparent" loext:char-shading-value="0" loext:padding="0cm" loext:border="none"/>
    </style:style>
    <style:style style:name="T2" style:family="text">
      <style:text-properties style:use-window-font-color="true" loext:opacity="0%" fo:font-family="Consolas, 'Courier New', monospace" fo:font-size="9.75pt" fo:background-color="transparent" loext:char-shading-value="0" loext:padding="0cm" loext:border="none"/>
    </style:style>
    <style:style style:name="Sect1" style:family="section">
      <style:section-properties fo:background-color="#181818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ANUAL DE USO</text:h>
      <text:section text:style-name="Sect1" text:name="bubble-f312c920ade9">
        <text:h text:style-name="P2" text:outline-level="3">O que é o Audit Calc?</text:h>
        <text:p text:style-name="P3">Ferramenta de auditoria para financiamento de veículos (carros e motos). Ela calcula a taxa real (CET) que está sendo cobrada e compara com a taxa que o vendedor prometeu. Assim você descobre se o negócio é justo antes de assinar.</text:p>
        <text:h text:style-name="P2" text:outline-level="3">Licença e passes</text:h>
        <text:p text:style-name="P3">Na primeira abertura você digita a chave recebida após a compra. A chave fica vinculada a este celular. Os planos divulgados costumam ser passe semanal ou mensal — quando o prazo acabar, o app pede uma nova chave. Com internet, a validade é conferida ao abrir o app.</text:p>
        <text:h text:style-name="P2" text:outline-level="3">Como usar — Tela de Auditoria</text:h>
        <text:p text:style-name="P3">Os campos de valor aceitam apenas números. A formatação com vírgula e ponto é aplicada automaticamente conforme você digita.</text:p>
        <text:list text:style-name="L1">
          <text:list-item>
            <text:p text:style-name="P4">Valor do Veículo: preço total do veículo (digite: 4500000 → aparece 45.000,00).</text:p>
          </text:list-item>
          <text:list-item>
            <text:p text:style-name="P4">Valor da Entrada: quanto vai pagar de entrada.</text:p>
          </text:list-item>
          <text:list-item>
            <text:p text:style-name="P4">Taxa Prometida (% a.m.): taxa mensal do vendedor/banco (digite: 199 → aparece 1,99).</text:p>
          </text:list-item>
          <text:list-item>
            <text:p text:style-name="P4">Valor da Parcela Cobrada: prestação mensal cobrada.</text:p>
          </text:list-item>
          <text:list-item>
            <text:p text:style-name="P4">Prazo: arraste o controle para escolher a quantidade de meses (6 a 72).</text:p>
          </text:list-item>
          <text:list-item>
            <text:p text:style-name="P4">Clique em EXECUTAR AUDITORIA.</text:p>
          </text:list-item>
        </text:list>
        <text:h text:style-name="P2" text:outline-level="3">Entendendo o resultado</text:h>
        <text:p text:style-name="P3">COERENTE (verde): taxa real próxima da prometida. Negócio dentro da média.</text:p>
        <text:p text:style-name="P3">NÃO COERENTE (amarelo): taxa acima do esperado. Negocie melhores condições antes de assinar.</text:p>
        <text:p text:style-name="P3">NÃO COERENTE (vermelho): taxa muito acima do prometido. Possível abuso (Art. 39 CDC).</text:p>
        <text:p text:style-name="P3">O número grande exibido é a taxa real mensal (CET) calculada a partir da parcela informada.</text:p>
        <text:h text:style-name="P2" text:outline-level="3">Dados Complementares</text:h>
        <text:p text:style-name="P3">Registre: loja, vendedor, telefone, modelo, ano e taxas adicionais (vistoria, avaliação bancária e taxa de registro). Todos os dados da tela de auditoria também são salvos automaticamente.</text:p>
        <text:p text:style-name="P3">Importante: as taxas adicionais variam de estado para estado e conforme o banco. Consulte os valores antes de executar a auditoria — eles influenciam no cálculo da parcela justa.</text:p>
        <text:p text:style-name="P3">Salvando pesquisas:</text:p>
        <text:list text:style-name="L2">
          <text:list-item>
            <text:p text:style-name="P5">SALVAR NO HISTÓRICO — salva o registro completo e retorna à tela principal.</text:p>
          </text:list-item>
          <text:list-item>
            <text:p text:style-name="P5">SALVAR RASCUNHO — salva os dados parciais sem fechar o formulário. Útil para registrar uma negociação em andamento. O rascunho fica destacado em amarelo no histórico.</text:p>
          </text:list-item>
        </text:list>
        <text:h text:style-name="P2" text:outline-level="3">Histórico</text:h>
        <text:p text:style-name="P3">Exibe as últimas 20 pesquisas salvas com todos os dados: veículo, valores, taxas, resultado da auditoria e informações do vendedor. Rascunhos aparecem marcados em amarelo. Útil para comparar propostas de diferentes lojas.</text:p>
        <text:h text:style-name="P2" text:outline-level="3">Calculadora</text:h>
        <text:p text:style-name="P3">Calculadora simples para contas rápidas durante a negociação.</text:p>
        <text:h text:style-name="P2" text:outline-level="3">Dica de negociação</text:h>
        <text:p text:style-name="P3">Execute a auditoria na frente do vendedor. Se o resultado aparecer vermelho, mostre a tela e peça revisão das condições. A transparência costuma melhorar a proposta na hora.</text:p>
        <text:p text:style-name="P6"/>
        <text:h text:style-name="P7" text:outline-level="2"><text:soft-page-break/>COBRANÇAS DEVIDAS E INDEVIDAS</text:h>
        <text:h text:style-name="P2" text:outline-level="3">O que é DEVIDO (o banco pode cobrar)</text:h>
        <text:p text:style-name="P3">IOF<text:line-break/>Obrigatório. 0,38% fixo + 0,0082% ao dia (máximo total de 3,38%).</text:p>
        <text:p text:style-name="P3">Tarifa de Cadastro (TC)<text:line-break/>Devida apenas no primeiro contato com aquele banco. Serve para pesquisar seu nome nos órgãos de proteção ao crédito.</text:p>
        <text:p text:style-name="P3">Tarifa de Registro de Contrato<text:line-break/>Devida para pagar o registro da alienação no Detran. O banco repassa esse custo operacional. Média: R$ 600 (SP).</text:p>
        <text:p text:style-name="P3">Tarifa de Avaliação de Bens<text:line-break/>Devida em carros usados. Custeia o perito que avalia se o veículo serve como garantia para o banco. Média: R$ 500.</text:p>
        <text:p text:style-name="P3">Seguro Prestamista<text:line-break/>Devido apenas se você quiser. Protege o pagamento em caso de morte ou desemprego. Você NÃO é obrigado a aceitar.</text:p>
        <text:h text:style-name="P2" text:outline-level="3">O que é INDEVIDO (o banco NÃO pode cobrar)</text:h>
        <text:p text:style-name="P3">Tarifa de Cadastro para quem já é cliente<text:line-break/>Se você já tem cartão, conta ou outro financiamento no banco, cobrar a TC de novo é ilegal.</text:p>
        <text:p text:style-name="P3">Venda Casada de Seguro<text:line-break/>Obrigar você a fechar o seguro do banco para liberar o crédito. Você tem o direito de escolher outra seguradora ou nenhuma.</text:p>
        <text:p text:style-name="P3">Serviços de Terceiros (Taxa de Retorno)<text:line-break/>Taxa genérica que lojas cobram para ganhar comissão extra do banco. O STJ proibiu se o serviço não for discriminado e comprovado.</text:p>
        <text:p text:style-name="P3">Comissão de Correspondente<text:line-break/>Taxa por "ter feito o meio de campo" entre você e o banco. O banco é quem deve pagar a loja, não você.</text:p>
        <text:p text:style-name="P3">Taxa de Emissão de Carnê (TEC) / Boleto<text:line-break/>Proibida pelo Banco Central. O custo de enviar a cobrança é do banco.</text:p>
        <text:p text:style-name="P3">Taxa de Abertura de Crédito (TAC)<text:line-break/>Foi substituída pela Tarifa de Cadastro. Se aparecerem as duas, é cobrança duplicada.</text:p>
        <text:p text:style-name="P3">Taxa de Substituição de Garantia<text:line-break/>Cobrar para trocar o carro do financiamento. Só pode ser cobrada se houver gasto real comprovado pelo banco.</text:p>
        <text:p text:style-name="P6"/>
        <text:p text:style-name="P8"><text:span text:style-name="T1">Fonte no código: bloco </text:span><text:span text:style-name="Source_20_Text"><text:span text:style-name="T2">manual_texto</text:span></text:span><text:span text:style-name="T1"> em </text:span><text:span text:style-name="Source_20_Text"><text:span text:style-name="T2">app_mobile.py</text:span></text:span><text:span text:style-name="T1"> (por volta das linhas 1012–1180). Se alterares o manual no app, convém atualizar também qualquer PDF/site que uses para divulgação.</text:span></text:p>
      </text:section>
      <text:section text:style-name="Sect2" text:name="composer-toolbar-section">
        <text:p text:style-name="P9"/>
      </text:section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23:14:31.159410300</meta:creation-date>
    <dc:date>2026-04-12T23:17:57.753250100</dc:date>
    <meta:editing-duration>PT3M26S</meta:editing-duration>
    <meta:editing-cycles>1</meta:editing-cycles>
    <meta:document-statistic meta:table-count="0" meta:image-count="0" meta:object-count="0" meta:page-count="2" meta:paragraph-count="46" meta:word-count="738" meta:character-count="4438" meta:non-whitespace-character-count="3750"/>
    <meta:generator>LibreOffice/26.2.1.2$Windows_X86_64 LibreOffice_project/620$Build-2</meta:generator>
  </office:meta>
</office:document-meta>
</file>